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1">
          <table:table-cell table:number-columns-repeated="3"/>
          <table:table-cell office:value-type="string">
            <text:p>inf</text:p>
          </table:table-cell>
          <table:table-cell office:value-type="string">
            <text:p>participle</text:p>
          </table:table-cell>
          <table:table-cell office:value-type="string">
            <text:p>bare inf</text:p>
          </table:table-cell>
          <table:table-cell office:value-type="string">
            <text:p>finite</text:p>
          </table:table-cell>
          <table:table-cell office:value-type="string">
            <text:p>strategy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table:number-columns-repeated="2"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finite (ipfv)</text:p>
          </table:table-cell>
          <table:table-cell office:value-type="string">
            <text:p>zero</text:p>
          </table:table-cell>
          <table:table-cell table:number-columns-repeated="10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office:value-type="string">
            <text:p>O (S/A=P)</text:p>
          </table:table-cell>
          <table:table-cell table:number-columns-repeated="2" office:value-type="string">
            <text:p>N</text:p>
          </table:table-cell>
          <table:table-cell office:value-type="string">
            <text:p>O (S/A=P)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3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sɤtɕɯtʂi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serial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erial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serial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4"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3" office:value-type="string">
            <text:p>N</text:p>
          </table:table-cell>
          <table:table-cell office:value-type="string">
            <text:p>nominal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i tɯ-ŋga kɯ-ɕɤɣ ki kɤ-tʂɯβ thɯ-jɤɣ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mda</text:p>
          </table:table-cell>
          <table:table-cell office:value-type="string">
            <text:p>vi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8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8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tɤ-ɬaʁ nɯ kɯ kɤndʑɯʁi ni, kɤndʑɯwɤmɯsnom ni jɤ-azɣɯt-ndʑi nɯ pjɤ-mto</text:p>
          </table:table-cell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oord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coord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a-mgɯr tɤ-ŋkhɯt kɤ-lɤt mɯ-ɲɤ-tɯ-nɯ-jmɯt ɯ́-ŋu 37</text:p>
          </table:table-cell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8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tshɤt qaʑo kɤ-lɤɣ ɲɯ-qha-nɯ ma</text:p>
          </table:table-cell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8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5"/>
          <table:table-cell office:value-type="string">
            <text:p>coord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5"/>
          <table:table-cell office:value-type="string">
            <text:p>coord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5"/>
          <table:table-cell office:value-type="string">
            <text:p>coord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7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7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number-columns-repeated="5"/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table:number-columns-repeated="5"/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Verb type</text:p>
          </table:table-cell>
          <table:table-cell office:value-type="string">
            <text:p>Complement type</text:p>
          </table:table-cell>
          <table:table-cell office:value-type="string">
            <text:p>Coference</text:p>
          </table:table-cell>
          <table:table-cell/>
          <table:table-cell table:formula="of:=CONCATENATE([.A1];&quot; &amp; &quot;)" office:value-type="string" office:string-value="Verb type &amp; ">
            <text:p>Verb type &amp; </text:p>
          </table:table-cell>
          <table:table-cell table:formula="of:=CONCATENATE([.B1];&quot; &amp; &quot;)" office:value-type="string" office:string-value="Complement type &amp; ">
            <text:p>Complement type &amp; </text:p>
          </table:table-cell>
          <table:table-cell table:formula="of:=CONCATENATE([.C1];&quot; &amp; &quot;)" office:value-type="string" office:string-value="Coference &amp; ">
            <text:p>Coference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ga}</text:p>
          </table:table-cell>
          <table:table-cell office:value-type="string">
            <text:p>infinitive</text:p>
          </table:table-cell>
          <table:table-cell office:value-type="string">
            <text:p>{S,A,P,P'}={S,A}</text:p>
          </table:table-cell>
          <table:table-cell/>
          <table:table-cell table:formula="of:=CONCATENATE([.A2];&quot; &amp; &quot;)" office:value-type="string" office:string-value="\ipa{rga} &amp; ">
            <text:p>\ipa{rga} &amp; </text:p>
          </table:table-cell>
          <table:table-cell table:formula="of:=CONCATENATE([.B2];&quot; &amp; &quot;)" office:value-type="string" office:string-value="infinitive &amp; ">
            <text:p>infinitive &amp; </text:p>
          </table:table-cell>
          <table:table-cell table:formula="of:=CONCATENATE([.C2];&quot; &amp; &quot;)" office:value-type="string" office:string-value="{S,A,P,P'}={S,A} &amp; ">
            <text:p>{S,A,P,P'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spa}</text:p>
          </table:table-cell>
          <table:table-cell office:value-type="string">
            <text:p>infinitive</text:p>
          </table:table-cell>
          <table:table-cell office:value-type="string">
            <text:p>{S,A}={S,A}</text:p>
          </table:table-cell>
          <table:table-cell/>
          <table:table-cell table:formula="of:=CONCATENATE([.A3];&quot; &amp; &quot;)" office:value-type="string" office:string-value="\ipa{spa} &amp; ">
            <text:p>\ipa{spa} &amp; </text:p>
          </table:table-cell>
          <table:table-cell table:formula="of:=CONCATENATE([.B3];&quot; &amp; &quot;)" office:value-type="string" office:string-value="infinitive &amp; ">
            <text:p>infinitive &amp; </text:p>
          </table:table-cell>
          <table:table-cell table:formula="of:=CONCATENATE([.C3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a}</text:p>
          </table:table-cell>
          <table:table-cell office:value-type="string">
            <text:p>infinitive</text:p>
          </table:table-cell>
          <table:table-cell office:value-type="string">
            <text:p>zero</text:p>
          </table:table-cell>
          <table:table-cell/>
          <table:table-cell table:formula="of:=CONCATENATE([.A4];&quot; &amp; &quot;)" office:value-type="string" office:string-value="\ipa{ra} &amp; ">
            <text:p>\ipa{ra} &amp; </text:p>
          </table:table-cell>
          <table:table-cell table:formula="of:=CONCATENATE([.B4];&quot; &amp; &quot;)" office:value-type="string" office:string-value="infinitive &amp; ">
            <text:p>infinitive &amp; </text:p>
          </table:table-cell>
          <table:table-cell table:formula="of:=CONCATENATE([.C4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motion verb</text:p>
          </table:table-cell>
          <table:table-cell office:value-type="string">
            <text:p>\ipa{kɯ-} participle</text:p>
          </table:table-cell>
          <table:table-cell office:value-type="string">
            <text:p>{S,A}={S}</text:p>
          </table:table-cell>
          <table:table-cell/>
          <table:table-cell table:formula="of:=CONCATENATE([.A5];&quot; &amp; &quot;)" office:value-type="string" office:string-value="motion verb &amp; ">
            <text:p>motion verb &amp; </text:p>
          </table:table-cell>
          <table:table-cell table:formula="of:=CONCATENATE([.B5];&quot; &amp; &quot;)" office:value-type="string" office:string-value="\ipa{kɯ-} participle &amp; ">
            <text:p>\ipa{kɯ-} participle &amp; </text:p>
          </table:table-cell>
          <table:table-cell table:formula="of:=CONCATENATE([.C5];&quot; &amp; &quot;)" office:value-type="string" office:string-value="{S,A}={S} &amp; ">
            <text:p>{S,A}={S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motion verb</text:p>
          </table:table-cell>
          <table:table-cell office:value-type="string">
            <text:p>\ipa{kɤ-} participle</text:p>
          </table:table-cell>
          <table:table-cell office:value-type="string">
            <text:p>{P}={S}</text:p>
          </table:table-cell>
          <table:table-cell/>
          <table:table-cell table:formula="of:=CONCATENATE([.A6];&quot; &amp; &quot;)" office:value-type="string" office:string-value="motion verb &amp; ">
            <text:p>motion verb &amp; </text:p>
          </table:table-cell>
          <table:table-cell table:formula="of:=CONCATENATE([.B6];&quot; &amp; &quot;)" office:value-type="string" office:string-value="\ipa{kɤ-} participle &amp; ">
            <text:p>\ipa{kɤ-} participle &amp; </text:p>
          </table:table-cell>
          <table:table-cell table:formula="of:=CONCATENATE([.C6];&quot; &amp; &quot;)" office:value-type="string" office:string-value="{P}={S} &amp; ">
            <text:p>{P}={S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transitive verb</text:p>
          </table:table-cell>
          <table:table-cell office:value-type="string">
            <text:p>bare infinitive</text:p>
          </table:table-cell>
          <table:table-cell office:value-type="string">
            <text:p>{S,A}={A}</text:p>
          </table:table-cell>
          <table:table-cell/>
          <table:table-cell table:formula="of:=CONCATENATE([.A7];&quot; &amp; &quot;)" office:value-type="string" office:string-value="transitive verb &amp; ">
            <text:p>transitive verb &amp; </text:p>
          </table:table-cell>
          <table:table-cell table:formula="of:=CONCATENATE([.B7];&quot; &amp; &quot;)" office:value-type="string" office:string-value="bare infinitive &amp; ">
            <text:p>bare infinitive &amp; </text:p>
          </table:table-cell>
          <table:table-cell table:formula="of:=CONCATENATE([.C7];&quot; &amp; &quot;)" office:value-type="string" office:string-value="{S,A}={A} &amp; ">
            <text:p>{S,A}={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jɤɣ}</text:p>
          </table:table-cell>
          <table:table-cell office:value-type="string">
            <text:p>bare infinitive</text:p>
          </table:table-cell>
          <table:table-cell office:value-type="string">
            <text:p>zero</text:p>
          </table:table-cell>
          <table:table-cell/>
          <table:table-cell table:formula="of:=CONCATENATE([.A8];&quot; &amp; &quot;)" office:value-type="string" office:string-value="\ipa{jɤɣ} &amp; ">
            <text:p>\ipa{jɤɣ} &amp; </text:p>
          </table:table-cell>
          <table:table-cell table:formula="of:=CONCATENATE([.B8];&quot; &amp; &quot;)" office:value-type="string" office:string-value="bare infinitive &amp; ">
            <text:p>bare infinitive &amp; </text:p>
          </table:table-cell>
          <table:table-cell table:formula="of:=CONCATENATE([.C8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ga}</text:p>
          </table:table-cell>
          <table:table-cell office:value-type="string">
            <text:p>finite</text:p>
          </table:table-cell>
          <table:table-cell office:value-type="string">
            <text:p>{S,A,P}={S,A}</text:p>
          </table:table-cell>
          <table:table-cell/>
          <table:table-cell table:formula="of:=CONCATENATE([.A9];&quot; &amp; &quot;)" office:value-type="string" office:string-value="\ipa{rga} &amp; ">
            <text:p>\ipa{rga} &amp; </text:p>
          </table:table-cell>
          <table:table-cell table:formula="of:=CONCATENATE([.B9];&quot; &amp; &quot;)" office:value-type="string" office:string-value="finite &amp; ">
            <text:p>finite &amp; </text:p>
          </table:table-cell>
          <table:table-cell table:formula="of:=CONCATENATE([.C9];&quot; &amp; &quot;)" office:value-type="string" office:string-value="{S,A,P}={S,A} &amp; ">
            <text:p>{S,A,P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cʰa}</text:p>
          </table:table-cell>
          <table:table-cell office:value-type="string">
            <text:p>finite</text:p>
          </table:table-cell>
          <table:table-cell office:value-type="string">
            <text:p>{S,A}={S,A}</text:p>
          </table:table-cell>
          <table:table-cell/>
          <table:table-cell table:formula="of:=CONCATENATE([.A10];&quot; &amp; &quot;)" office:value-type="string" office:string-value="\ipa{cʰa} &amp; ">
            <text:p>\ipa{cʰa} &amp; </text:p>
          </table:table-cell>
          <table:table-cell table:formula="of:=CONCATENATE([.B10];&quot; &amp; &quot;)" office:value-type="string" office:string-value="finite &amp; ">
            <text:p>finite &amp; </text:p>
          </table:table-cell>
          <table:table-cell table:formula="of:=CONCATENATE([.C10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a}</text:p>
          </table:table-cell>
          <table:table-cell office:value-type="string">
            <text:p>finite</text:p>
          </table:table-cell>
          <table:table-cell office:value-type="string">
            <text:p>zero</text:p>
          </table:table-cell>
          <table:table-cell/>
          <table:table-cell table:formula="of:=CONCATENATE([.A11];&quot; &amp; &quot;)" office:value-type="string" office:string-value="\ipa{ra} &amp; ">
            <text:p>\ipa{ra} &amp; </text:p>
          </table:table-cell>
          <table:table-cell table:formula="of:=CONCATENATE([.B11];&quot; &amp; &quot;)" office:value-type="string" office:string-value="finite &amp; ">
            <text:p>finite &amp; </text:p>
          </table:table-cell>
          <table:table-cell table:formula="of:=CONCATENATE([.C11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Verb</text:p>
          </table:table-cell>
          <table:table-cell office:value-type="string">
            <text:p>Meaning</text:p>
          </table:table-cell>
          <table:table-cell office:value-type="string">
            <text:p>Transitivity</text:p>
          </table:table-cell>
          <table:table-cell office:value-type="string">
            <text:p>Inf.</text:p>
          </table:table-cell>
          <table:table-cell office:value-type="string">
            <text:p>Part.</text:p>
          </table:table-cell>
          <table:table-cell office:value-type="string">
            <text:p>Bare inf.</text:p>
          </table:table-cell>
          <table:table-cell office:value-type="string">
            <text:p>Fin.</text:p>
          </table:table-cell>
          <table:table-cell office:value-type="string">
            <text:p>Strategy</text:p>
          </table:table-cell>
          <table:table-cell table:formula="of:=CONCATENATE([.A16];&quot; &amp; &quot;)" office:value-type="string" office:string-value="Verb &amp; ">
            <text:p>Verb &amp; </text:p>
          </table:table-cell>
          <table:table-cell table:formula="of:=CONCATENATE([.B16];&quot; &amp; &quot;)" office:value-type="string" office:string-value="Meaning &amp; ">
            <text:p>Meaning &amp; </text:p>
          </table:table-cell>
          <table:table-cell table:formula="of:=CONCATENATE([.C16];&quot; &amp; &quot;)" office:value-type="string" office:string-value="Transitivity &amp; ">
            <text:p>Transitivity &amp; </text:p>
          </table:table-cell>
          <table:table-cell table:formula="of:=CONCATENATE([.D16];&quot; &amp; &quot;)" office:value-type="string" office:string-value="Inf. &amp; ">
            <text:p>Inf. &amp; </text:p>
          </table:table-cell>
          <table:table-cell table:formula="of:=CONCATENATE([.E16];&quot; &amp; &quot;)" office:value-type="string" office:string-value="Part. &amp; ">
            <text:p>Part. &amp; </text:p>
          </table:table-cell>
          <table:table-cell table:formula="of:=CONCATENATE([.F16];&quot; &amp; &quot;)" office:value-type="string" office:string-value="Bare inf. &amp; ">
            <text:p>Bare inf. &amp; </text:p>
          </table:table-cell>
          <table:table-cell table:formula="of:=CONCATENATE([.G16];&quot; &amp; &quot;)" office:value-type="string" office:string-value="Fin. &amp; ">
            <text:p>Fin. &amp; </text:p>
          </table:table-cell>
          <table:table-cell table:formula="of:=CONCATENATE([.H16];&quot; &amp; &quot;)" office:value-type="string" office:string-value="Strategy &amp; ">
            <text:p>Strategy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ɲo</text:p>
          </table:table-cell>
          <table:table-cell office:value-type="string">
            <text:p>experience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17];&quot;} &amp; &quot;)" office:value-type="string" office:string-value="\ipa{rɲo} &amp; ">
            <text:p>\ipa{rɲo} &amp; </text:p>
          </table:table-cell>
          <table:table-cell table:formula="of:=CONCATENATE([.B17];&quot; &amp; &quot;)" office:value-type="string" office:string-value="experience &amp; ">
            <text:p>experience &amp; </text:p>
          </table:table-cell>
          <table:table-cell table:formula="of:=CONCATENATE([.C17];&quot; &amp; &quot;)" office:value-type="string" office:string-value="transitive &amp; ">
            <text:p>transitive &amp; </text:p>
          </table:table-cell>
          <table:table-cell table:formula="of:=CONCATENATE([.D17];&quot; &amp; &quot;)" office:value-type="string" office:string-value="Y &amp; ">
            <text:p>Y &amp; </text:p>
          </table:table-cell>
          <table:table-cell table:formula="of:=CONCATENATE([.E17];&quot; &amp; &quot;)" office:value-type="string" office:string-value="N &amp; ">
            <text:p>N &amp; </text:p>
          </table:table-cell>
          <table:table-cell table:formula="of:=CONCATENATE([.F17];&quot; &amp; &quot;)" office:value-type="string" office:string-value="Y &amp; ">
            <text:p>Y &amp; </text:p>
          </table:table-cell>
          <table:table-cell table:formula="of:=CONCATENATE([.G17];&quot; &amp; &quot;)" office:value-type="string" office:string-value="N &amp; ">
            <text:p>N &amp; </text:p>
          </table:table-cell>
          <table:table-cell table:formula="of:=CONCATENATE([.H17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ɤtɕɯtʂi</text:p>
          </table:table-cell>
          <table:table-cell office:value-type="string">
            <text:p>continue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serial</text:p>
          </table:table-cell>
          <table:table-cell table:formula="of:=CONCATENATE(&quot;\ipa{&quot;;[.A18];&quot;} &amp; &quot;)" office:value-type="string" office:string-value="\ipa{sɤtɕɯtʂi} &amp; ">
            <text:p>\ipa{sɤtɕɯtʂi} &amp; </text:p>
          </table:table-cell>
          <table:table-cell table:formula="of:=CONCATENATE([.B18];&quot; &amp; &quot;)" office:value-type="string" office:string-value="continue &amp; ">
            <text:p>continue &amp; </text:p>
          </table:table-cell>
          <table:table-cell table:formula="of:=CONCATENATE([.C18];&quot; &amp; &quot;)" office:value-type="string" office:string-value="transitive &amp; ">
            <text:p>transitive &amp; </text:p>
          </table:table-cell>
          <table:table-cell table:formula="of:=CONCATENATE([.D18];&quot; &amp; &quot;)" office:value-type="string" office:string-value="Y &amp; ">
            <text:p>Y &amp; </text:p>
          </table:table-cell>
          <table:table-cell table:formula="of:=CONCATENATE([.E18];&quot; &amp; &quot;)" office:value-type="string" office:string-value="N &amp; ">
            <text:p>N &amp; </text:p>
          </table:table-cell>
          <table:table-cell table:formula="of:=CONCATENATE([.F18];&quot; &amp; &quot;)" office:value-type="string" office:string-value="Y &amp; ">
            <text:p>Y &amp; </text:p>
          </table:table-cell>
          <table:table-cell table:formula="of:=CONCATENATE([.G18];&quot; &amp; &quot;)" office:value-type="string" office:string-value="Y &amp; ">
            <text:p>Y &amp; </text:p>
          </table:table-cell>
          <table:table-cell table:formula="of:=CONCATENATE([.H18];&quot; &amp; &quot;)" office:value-type="string" office:string-value="serial &amp; ">
            <text:p>seri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ɤʑa</text:p>
          </table:table-cell>
          <table:table-cell office:value-type="string">
            <text:p>begin, start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19];&quot;} &amp; &quot;)" office:value-type="string" office:string-value="\ipa{sɤʑa} &amp; ">
            <text:p>\ipa{sɤʑa} &amp; </text:p>
          </table:table-cell>
          <table:table-cell table:formula="of:=CONCATENATE([.B19];&quot; &amp; &quot;)" office:value-type="string" office:string-value="begin, start &amp; ">
            <text:p>begin, start &amp; </text:p>
          </table:table-cell>
          <table:table-cell table:formula="of:=CONCATENATE([.C19];&quot; &amp; &quot;)" office:value-type="string" office:string-value="transitive &amp; ">
            <text:p>transitive &amp; </text:p>
          </table:table-cell>
          <table:table-cell table:formula="of:=CONCATENATE([.D19];&quot; &amp; &quot;)" office:value-type="string" office:string-value="Y &amp; ">
            <text:p>Y &amp; </text:p>
          </table:table-cell>
          <table:table-cell table:formula="of:=CONCATENATE([.E19];&quot; &amp; &quot;)" office:value-type="string" office:string-value="N &amp; ">
            <text:p>N &amp; </text:p>
          </table:table-cell>
          <table:table-cell table:formula="of:=CONCATENATE([.F19];&quot; &amp; &quot;)" office:value-type="string" office:string-value="Y &amp; ">
            <text:p>Y &amp; </text:p>
          </table:table-cell>
          <table:table-cell table:formula="of:=CONCATENATE([.G19];&quot; &amp; &quot;)" office:value-type="string" office:string-value="N &amp; ">
            <text:p>N &amp; </text:p>
          </table:table-cell>
          <table:table-cell table:formula="of:=CONCATENATE([.H19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ʑa</text:p>
          </table:table-cell>
          <table:table-cell office:value-type="string">
            <text:p>begin, start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serial</text:p>
          </table:table-cell>
          <table:table-cell table:formula="of:=CONCATENATE(&quot;\ipa{&quot;;[.A20];&quot;} &amp; &quot;)" office:value-type="string" office:string-value="\ipa{ʑa} &amp; ">
            <text:p>\ipa{ʑa} &amp; </text:p>
          </table:table-cell>
          <table:table-cell table:formula="of:=CONCATENATE([.B20];&quot; &amp; &quot;)" office:value-type="string" office:string-value="begin, start &amp; ">
            <text:p>begin, start &amp; </text:p>
          </table:table-cell>
          <table:table-cell table:formula="of:=CONCATENATE([.C20];&quot; &amp; &quot;)" office:value-type="string" office:string-value="transitive &amp; ">
            <text:p>transitive &amp; </text:p>
          </table:table-cell>
          <table:table-cell table:formula="of:=CONCATENATE([.D20];&quot; &amp; &quot;)" office:value-type="string" office:string-value="Y &amp; ">
            <text:p>Y &amp; </text:p>
          </table:table-cell>
          <table:table-cell table:formula="of:=CONCATENATE([.E20];&quot; &amp; &quot;)" office:value-type="string" office:string-value="N &amp; ">
            <text:p>N &amp; </text:p>
          </table:table-cell>
          <table:table-cell table:formula="of:=CONCATENATE([.F20];&quot; &amp; &quot;)" office:value-type="string" office:string-value="Y &amp; ">
            <text:p>Y &amp; </text:p>
          </table:table-cell>
          <table:table-cell table:formula="of:=CONCATENATE([.G20];&quot; &amp; &quot;)" office:value-type="string" office:string-value="N &amp; ">
            <text:p>N &amp; </text:p>
          </table:table-cell>
          <table:table-cell table:formula="of:=CONCATENATE([.H20];&quot; &amp; &quot;)" office:value-type="string" office:string-value="serial &amp; ">
            <text:p>seri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tʰɯt</text:p>
          </table:table-cell>
          <table:table-cell office:value-type="string">
            <text:p>finish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serial</text:p>
          </table:table-cell>
          <table:table-cell table:formula="of:=CONCATENATE(&quot;\ipa{&quot;;[.A21];&quot;} &amp; &quot;)" office:value-type="string" office:string-value="\ipa{stʰɯt} &amp; ">
            <text:p>\ipa{stʰɯt} &amp; </text:p>
          </table:table-cell>
          <table:table-cell table:formula="of:=CONCATENATE([.B21];&quot; &amp; &quot;)" office:value-type="string" office:string-value="finish &amp; ">
            <text:p>finish &amp; </text:p>
          </table:table-cell>
          <table:table-cell table:formula="of:=CONCATENATE([.C21];&quot; &amp; &quot;)" office:value-type="string" office:string-value="transitive &amp; ">
            <text:p>transitive &amp; </text:p>
          </table:table-cell>
          <table:table-cell table:formula="of:=CONCATENATE([.D21];&quot; &amp; &quot;)" office:value-type="string" office:string-value="Y &amp; ">
            <text:p>Y &amp; </text:p>
          </table:table-cell>
          <table:table-cell table:formula="of:=CONCATENATE([.E21];&quot; &amp; &quot;)" office:value-type="string" office:string-value="N &amp; ">
            <text:p>N &amp; </text:p>
          </table:table-cell>
          <table:table-cell table:formula="of:=CONCATENATE([.F21];&quot; &amp; &quot;)" office:value-type="string" office:string-value="Y &amp; ">
            <text:p>Y &amp; </text:p>
          </table:table-cell>
          <table:table-cell table:formula="of:=CONCATENATE([.G21];&quot; &amp; &quot;)" office:value-type="string" office:string-value="Y &amp; ">
            <text:p>Y &amp; </text:p>
          </table:table-cell>
          <table:table-cell table:formula="of:=CONCATENATE([.H21];&quot; &amp; &quot;)" office:value-type="string" office:string-value="serial &amp; ">
            <text:p>seri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ɯɣjɤɣ</text:p>
          </table:table-cell>
          <table:table-cell office:value-type="string">
            <text:p>finish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formula="of:=CONCATENATE(&quot;\ipa{&quot;;[.A22];&quot;} &amp; &quot;)" office:value-type="string" office:string-value="\ipa{sɯɣjɤɣ} &amp; ">
            <text:p>\ipa{sɯɣjɤɣ} &amp; </text:p>
          </table:table-cell>
          <table:table-cell table:formula="of:=CONCATENATE([.B22];&quot; &amp; &quot;)" office:value-type="string" office:string-value="finish &amp; ">
            <text:p>finish &amp; </text:p>
          </table:table-cell>
          <table:table-cell table:formula="of:=CONCATENATE([.C22];&quot; &amp; &quot;)" office:value-type="string" office:string-value="transitive &amp; ">
            <text:p>transitive &amp; </text:p>
          </table:table-cell>
          <table:table-cell table:formula="of:=CONCATENATE([.D22];&quot; &amp; &quot;)" office:value-type="string" office:string-value="Y &amp; ">
            <text:p>Y &amp; </text:p>
          </table:table-cell>
          <table:table-cell table:formula="of:=CONCATENATE([.E22];&quot; &amp; &quot;)" office:value-type="string" office:string-value="N &amp; ">
            <text:p>N &amp; </text:p>
          </table:table-cell>
          <table:table-cell table:formula="of:=CONCATENATE([.F22];&quot; &amp; &quot;)" office:value-type="string" office:string-value="N &amp; ">
            <text:p>N &amp; </text:p>
          </table:table-cell>
          <table:table-cell table:formula="of:=CONCATENATE([.G22];&quot; &amp; &quot;)" office:value-type="string" office:string-value="N &amp; ">
            <text:p>N &amp; </text:p>
          </table:table-cell>
          <table:table-cell table:formula="of:=CONCATENATE([.H22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kʰɤt</text:p>
          </table:table-cell>
          <table:table-cell office:value-type="string">
            <text:p>do repeatedly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ominal</text:p>
          </table:table-cell>
          <table:table-cell table:formula="of:=CONCATENATE(&quot;\ipa{&quot;;[.A23];&quot;} &amp; &quot;)" office:value-type="string" office:string-value="\ipa{kʰɤt} &amp; ">
            <text:p>\ipa{kʰɤt} &amp; </text:p>
          </table:table-cell>
          <table:table-cell table:formula="of:=CONCATENATE([.B23];&quot; &amp; &quot;)" office:value-type="string" office:string-value="do repeatedly &amp; ">
            <text:p>do repeatedly &amp; </text:p>
          </table:table-cell>
          <table:table-cell table:formula="of:=CONCATENATE([.C23];&quot; &amp; &quot;)" office:value-type="string" office:string-value="transitive &amp; ">
            <text:p>transitive &amp; </text:p>
          </table:table-cell>
          <table:table-cell table:formula="of:=CONCATENATE([.D23];&quot; &amp; &quot;)" office:value-type="string" office:string-value="Y &amp; ">
            <text:p>Y &amp; </text:p>
          </table:table-cell>
          <table:table-cell table:formula="of:=CONCATENATE([.E23];&quot; &amp; &quot;)" office:value-type="string" office:string-value="N &amp; ">
            <text:p>N &amp; </text:p>
          </table:table-cell>
          <table:table-cell table:formula="of:=CONCATENATE([.F23];&quot; &amp; &quot;)" office:value-type="string" office:string-value="N &amp; ">
            <text:p>N &amp; </text:p>
          </table:table-cell>
          <table:table-cell table:formula="of:=CONCATENATE([.G23];&quot; &amp; &quot;)" office:value-type="string" office:string-value="N &amp; ">
            <text:p>N &amp; </text:p>
          </table:table-cell>
          <table:table-cell table:formula="of:=CONCATENATE([.H23];&quot; &amp; &quot;)" office:value-type="string" office:string-value="nominal &amp; ">
            <text:p>nomin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jɤɣ</text:p>
          </table:table-cell>
          <table:table-cell office:value-type="string">
            <text:p>be finished</text:p>
          </table:table-cell>
          <table:table-cell office:value-type="string">
            <text:p>impersonal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24];&quot;} &amp; &quot;)" office:value-type="string" office:string-value="\ipa{jɤɣ} &amp; ">
            <text:p>\ipa{jɤɣ} &amp; </text:p>
          </table:table-cell>
          <table:table-cell table:formula="of:=CONCATENATE([.B24];&quot; &amp; &quot;)" office:value-type="string" office:string-value="be finished &amp; ">
            <text:p>be finished &amp; </text:p>
          </table:table-cell>
          <table:table-cell table:formula="of:=CONCATENATE([.C24];&quot; &amp; &quot;)" office:value-type="string" office:string-value="impersonal &amp; ">
            <text:p>impersonal &amp; </text:p>
          </table:table-cell>
          <table:table-cell table:formula="of:=CONCATENATE([.D24];&quot; &amp; &quot;)" office:value-type="string" office:string-value="Y &amp; ">
            <text:p>Y &amp; </text:p>
          </table:table-cell>
          <table:table-cell table:formula="of:=CONCATENATE([.E24];&quot; &amp; &quot;)" office:value-type="string" office:string-value="N &amp; ">
            <text:p>N &amp; </text:p>
          </table:table-cell>
          <table:table-cell table:formula="of:=CONCATENATE([.F24];&quot; &amp; &quot;)" office:value-type="string" office:string-value="Y &amp; ">
            <text:p>Y &amp; </text:p>
          </table:table-cell>
          <table:table-cell table:formula="of:=CONCATENATE([.G24];&quot; &amp; &quot;)" office:value-type="string" office:string-value="N &amp; ">
            <text:p>N &amp; </text:p>
          </table:table-cell>
          <table:table-cell table:formula="of:=CONCATENATE([.H24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ŋgrɤl</text:p>
          </table:table-cell>
          <table:table-cell office:value-type="string">
            <text:p>be usually the case</text:p>
          </table:table-cell>
          <table:table-cell office:value-type="string">
            <text:p>impersonal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25];&quot;} &amp; &quot;)" office:value-type="string" office:string-value="\ipa{ŋgrɤl} &amp; ">
            <text:p>\ipa{ŋgrɤl} &amp; </text:p>
          </table:table-cell>
          <table:table-cell table:formula="of:=CONCATENATE([.B25];&quot; &amp; &quot;)" office:value-type="string" office:string-value="be usually the case &amp; ">
            <text:p>be usually the case &amp; </text:p>
          </table:table-cell>
          <table:table-cell table:formula="of:=CONCATENATE([.C25];&quot; &amp; &quot;)" office:value-type="string" office:string-value="impersonal &amp; ">
            <text:p>impersonal &amp; </text:p>
          </table:table-cell>
          <table:table-cell table:formula="of:=CONCATENATE([.D25];&quot; &amp; &quot;)" office:value-type="string" office:string-value="N &amp; ">
            <text:p>N &amp; </text:p>
          </table:table-cell>
          <table:table-cell table:formula="of:=CONCATENATE([.E25];&quot; &amp; &quot;)" office:value-type="string" office:string-value="N &amp; ">
            <text:p>N &amp; </text:p>
          </table:table-cell>
          <table:table-cell table:formula="of:=CONCATENATE([.F25];&quot; &amp; &quot;)" office:value-type="string" office:string-value="N &amp; ">
            <text:p>N &amp; </text:p>
          </table:table-cell>
          <table:table-cell table:formula="of:=CONCATENATE([.G25];&quot; &amp; &quot;)" office:value-type="string" office:string-value="Y &amp; ">
            <text:p>Y &amp; </text:p>
          </table:table-cell>
          <table:table-cell table:formula="of:=CONCATENATE([.H25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ɤŋgat</text:p>
          </table:table-cell>
          <table:table-cell office:value-type="string">
            <text:p>be about to</text:p>
          </table:table-cell>
          <table:table-cell office:value-type="string">
            <text:p>impersonal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26];&quot;} &amp; &quot;)" office:value-type="string" office:string-value="\ipa{rɤŋgat} &amp; ">
            <text:p>\ipa{rɤŋgat} &amp; </text:p>
          </table:table-cell>
          <table:table-cell table:formula="of:=CONCATENATE([.B26];&quot; &amp; &quot;)" office:value-type="string" office:string-value="be about to &amp; ">
            <text:p>be about to &amp; </text:p>
          </table:table-cell>
          <table:table-cell table:formula="of:=CONCATENATE([.C26];&quot; &amp; &quot;)" office:value-type="string" office:string-value="impersonal &amp; ">
            <text:p>impersonal &amp; </text:p>
          </table:table-cell>
          <table:table-cell table:formula="of:=CONCATENATE([.D26];&quot; &amp; &quot;)" office:value-type="string" office:string-value="N &amp; ">
            <text:p>N &amp; </text:p>
          </table:table-cell>
          <table:table-cell table:formula="of:=CONCATENATE([.E26];&quot; &amp; &quot;)" office:value-type="string" office:string-value="Y &amp; ">
            <text:p>Y &amp; </text:p>
          </table:table-cell>
          <table:table-cell table:formula="of:=CONCATENATE([.F26];&quot; &amp; &quot;)" office:value-type="string" office:string-value="Y &amp; ">
            <text:p>Y &amp; </text:p>
          </table:table-cell>
          <table:table-cell table:formula="of:=CONCATENATE([.G26];&quot; &amp; &quot;)" office:value-type="string" office:string-value="N &amp; ">
            <text:p>N &amp; </text:p>
          </table:table-cell>
          <table:table-cell table:formula="of:=CONCATENATE([.H26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to</text:p>
          </table:table-cell>
          <table:table-cell office:value-type="string">
            <text:p>see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[.A28];&quot; &amp; &quot;)" office:value-type="string" office:string-value="mto &amp; ">
            <text:p>mto &amp; </text:p>
          </table:table-cell>
          <table:table-cell table:formula="of:=CONCATENATE([.B28];&quot; &amp; &quot;)" office:value-type="string" office:string-value="see &amp; ">
            <text:p>see &amp; </text:p>
          </table:table-cell>
          <table:table-cell table:formula="of:=CONCATENATE([.C28];&quot; &amp; &quot;)" office:value-type="string" office:string-value="tr  &amp; ">
            <text:p>tr <text:s/>&amp; </text:p>
          </table:table-cell>
          <table:table-cell table:formula="of:=CONCATENATE([.D28];&quot; &amp; &quot;)" office:value-type="string" office:string-value="Y &amp; ">
            <text:p>Y &amp; </text:p>
          </table:table-cell>
          <table:table-cell table:formula="of:=CONCATENATE([.E28];&quot; &amp; &quot;)" office:value-type="string" office:string-value="N &amp; ">
            <text:p>N &amp; </text:p>
          </table:table-cell>
          <table:table-cell table:formula="of:=CONCATENATE([.F28];&quot; &amp; &quot;)" office:value-type="string" office:string-value="N &amp; ">
            <text:p>N &amp; </text:p>
          </table:table-cell>
          <table:table-cell table:formula="of:=CONCATENATE([.G28];&quot; &amp; &quot;)" office:value-type="string" office:string-value="Y &amp; ">
            <text:p>Y &amp; </text:p>
          </table:table-cell>
          <table:table-cell table:formula="of:=CONCATENATE([.H28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tsʰɤm</text:p>
          </table:table-cell>
          <table:table-cell office:value-type="string">
            <text:p>hear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29];&quot;} &amp; &quot;)" office:value-type="string" office:string-value="\ipa{mtsʰɤm} &amp; ">
            <text:p>\ipa{mtsʰɤm} &amp; </text:p>
          </table:table-cell>
          <table:table-cell table:formula="of:=CONCATENATE([.B29];&quot; &amp; &quot;)" office:value-type="string" office:string-value="hear &amp; ">
            <text:p>hear &amp; </text:p>
          </table:table-cell>
          <table:table-cell table:formula="of:=CONCATENATE([.C29];&quot; &amp; &quot;)" office:value-type="string" office:string-value="tr  &amp; ">
            <text:p>tr <text:s/>&amp; </text:p>
          </table:table-cell>
          <table:table-cell table:formula="of:=CONCATENATE([.D29];&quot; &amp; &quot;)" office:value-type="string" office:string-value="Y &amp; ">
            <text:p>Y &amp; </text:p>
          </table:table-cell>
          <table:table-cell table:formula="of:=CONCATENATE([.E29];&quot; &amp; &quot;)" office:value-type="string" office:string-value="N &amp; ">
            <text:p>N &amp; </text:p>
          </table:table-cell>
          <table:table-cell table:formula="of:=CONCATENATE([.F29];&quot; &amp; &quot;)" office:value-type="string" office:string-value="N &amp; ">
            <text:p>N &amp; </text:p>
          </table:table-cell>
          <table:table-cell table:formula="of:=CONCATENATE([.G29];&quot; &amp; &quot;)" office:value-type="string" office:string-value="Y &amp; ">
            <text:p>Y &amp; </text:p>
          </table:table-cell>
          <table:table-cell table:formula="of:=CONCATENATE([.H29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look at</text:p>
          </table:table-cell>
          <table:table-cell office:value-type="string">
            <text:p>it</text:p>
          </table:table-cell>
          <table:table-cell table:number-columns-repeated="4" office:value-type="string">
            <text:p>N</text:p>
          </table:table-cell>
          <table:table-cell office:value-type="string">
            <text:p>coord</text:p>
          </table:table-cell>
          <table:table-cell table:formula="of:=CONCATENATE(&quot;\ipa{&quot;;[.A30];&quot;} &amp; &quot;)" office:value-type="string" office:string-value="\ipa{ru} &amp; ">
            <text:p>\ipa{ru} &amp; </text:p>
          </table:table-cell>
          <table:table-cell table:formula="of:=CONCATENATE([.B30];&quot; &amp; &quot;)" office:value-type="string" office:string-value="look at &amp; ">
            <text:p>look at &amp; </text:p>
          </table:table-cell>
          <table:table-cell table:formula="of:=CONCATENATE([.C30];&quot; &amp; &quot;)" office:value-type="string" office:string-value="it &amp; ">
            <text:p>it &amp; </text:p>
          </table:table-cell>
          <table:table-cell table:formula="of:=CONCATENATE([.D30];&quot; &amp; &quot;)" office:value-type="string" office:string-value="N &amp; ">
            <text:p>N &amp; </text:p>
          </table:table-cell>
          <table:table-cell table:formula="of:=CONCATENATE([.E30];&quot; &amp; &quot;)" office:value-type="string" office:string-value="N &amp; ">
            <text:p>N &amp; </text:p>
          </table:table-cell>
          <table:table-cell table:formula="of:=CONCATENATE([.F30];&quot; &amp; &quot;)" office:value-type="string" office:string-value="N &amp; ">
            <text:p>N &amp; </text:p>
          </table:table-cell>
          <table:table-cell table:formula="of:=CONCATENATE([.G30];&quot; &amp; &quot;)" office:value-type="string" office:string-value="N &amp; ">
            <text:p>N &amp; </text:p>
          </table:table-cell>
          <table:table-cell table:formula="of:=CONCATENATE([.H30];&quot; &amp; &quot;)" office:value-type="string" office:string-value="coord &amp; ">
            <text:p>coord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ɤŋo</text:p>
          </table:table-cell>
          <table:table-cell office:value-type="string">
            <text:p>listen to</text:p>
          </table:table-cell>
          <table:table-cell office:value-type="string">
            <text:p>lab</text:p>
          </table:table-cell>
          <table:table-cell table:number-columns-repeated="4" office:value-type="string">
            <text:p>N</text:p>
          </table:table-cell>
          <table:table-cell office:value-type="string">
            <text:p>coord</text:p>
          </table:table-cell>
          <table:table-cell table:formula="of:=CONCATENATE(&quot;\ipa{&quot;;[.A31];&quot;} &amp; &quot;)" office:value-type="string" office:string-value="\ipa{sɤŋo} &amp; ">
            <text:p>\ipa{sɤŋo} &amp; </text:p>
          </table:table-cell>
          <table:table-cell table:formula="of:=CONCATENATE([.B31];&quot; &amp; &quot;)" office:value-type="string" office:string-value="listen to &amp; ">
            <text:p>listen to &amp; </text:p>
          </table:table-cell>
          <table:table-cell table:formula="of:=CONCATENATE([.C31];&quot; &amp; &quot;)" office:value-type="string" office:string-value="lab &amp; ">
            <text:p>lab &amp; </text:p>
          </table:table-cell>
          <table:table-cell table:formula="of:=CONCATENATE([.D31];&quot; &amp; &quot;)" office:value-type="string" office:string-value="N &amp; ">
            <text:p>N &amp; </text:p>
          </table:table-cell>
          <table:table-cell table:formula="of:=CONCATENATE([.E31];&quot; &amp; &quot;)" office:value-type="string" office:string-value="N &amp; ">
            <text:p>N &amp; </text:p>
          </table:table-cell>
          <table:table-cell table:formula="of:=CONCATENATE([.F31];&quot; &amp; &quot;)" office:value-type="string" office:string-value="N &amp; ">
            <text:p>N &amp; </text:p>
          </table:table-cell>
          <table:table-cell table:formula="of:=CONCATENATE([.G31];&quot; &amp; &quot;)" office:value-type="string" office:string-value="N &amp; ">
            <text:p>N &amp; </text:p>
          </table:table-cell>
          <table:table-cell table:formula="of:=CONCATENATE([.H31];&quot; &amp; &quot;)" office:value-type="string" office:string-value="coord &amp; ">
            <text:p>coord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ɯχsɤl</text:p>
          </table:table-cell>
          <table:table-cell office:value-type="string">
            <text:p>realize that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2];&quot;} &amp; &quot;)" office:value-type="string" office:string-value="\ipa{sɯχsɤl} &amp; ">
            <text:p>\ipa{sɯχsɤl} &amp; </text:p>
          </table:table-cell>
          <table:table-cell table:formula="of:=CONCATENATE([.B32];&quot; &amp; &quot;)" office:value-type="string" office:string-value="realize that &amp; ">
            <text:p>realize that &amp; </text:p>
          </table:table-cell>
          <table:table-cell table:formula="of:=CONCATENATE([.C32];&quot; &amp; &quot;)" office:value-type="string" office:string-value="tr  &amp; ">
            <text:p>tr <text:s/>&amp; </text:p>
          </table:table-cell>
          <table:table-cell table:formula="of:=CONCATENATE([.D32];&quot; &amp; &quot;)" office:value-type="string" office:string-value="Y &amp; ">
            <text:p>Y &amp; </text:p>
          </table:table-cell>
          <table:table-cell table:formula="of:=CONCATENATE([.E32];&quot; &amp; &quot;)" office:value-type="string" office:string-value="N &amp; ">
            <text:p>N &amp; </text:p>
          </table:table-cell>
          <table:table-cell table:formula="of:=CONCATENATE([.F32];&quot; &amp; &quot;)" office:value-type="string" office:string-value="N &amp; ">
            <text:p>N &amp; </text:p>
          </table:table-cell>
          <table:table-cell table:formula="of:=CONCATENATE([.G32];&quot; &amp; &quot;)" office:value-type="string" office:string-value="Y &amp; ">
            <text:p>Y &amp; </text:p>
          </table:table-cell>
          <table:table-cell table:formula="of:=CONCATENATE([.H32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ɯso</text:p>
          </table:table-cell>
          <table:table-cell office:value-type="string">
            <text:p>think, want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3];&quot;} &amp; &quot;)" office:value-type="string" office:string-value="\ipa{sɯso} &amp; ">
            <text:p>\ipa{sɯso} &amp; </text:p>
          </table:table-cell>
          <table:table-cell table:formula="of:=CONCATENATE([.B33];&quot; &amp; &quot;)" office:value-type="string" office:string-value="think, want &amp; ">
            <text:p>think, want &amp; </text:p>
          </table:table-cell>
          <table:table-cell table:formula="of:=CONCATENATE([.C33];&quot; &amp; &quot;)" office:value-type="string" office:string-value="tr  &amp; ">
            <text:p>tr <text:s/>&amp; </text:p>
          </table:table-cell>
          <table:table-cell table:formula="of:=CONCATENATE([.D33];&quot; &amp; &quot;)" office:value-type="string" office:string-value="Y &amp; ">
            <text:p>Y &amp; </text:p>
          </table:table-cell>
          <table:table-cell table:formula="of:=CONCATENATE([.E33];&quot; &amp; &quot;)" office:value-type="string" office:string-value="N &amp; ">
            <text:p>N &amp; </text:p>
          </table:table-cell>
          <table:table-cell table:formula="of:=CONCATENATE([.F33];&quot; &amp; &quot;)" office:value-type="string" office:string-value="N &amp; ">
            <text:p>N &amp; </text:p>
          </table:table-cell>
          <table:table-cell table:formula="of:=CONCATENATE([.G33];&quot; &amp; &quot;)" office:value-type="string" office:string-value="Y &amp; ">
            <text:p>Y &amp; </text:p>
          </table:table-cell>
          <table:table-cell table:formula="of:=CONCATENATE([.H33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jmɯt</text:p>
          </table:table-cell>
          <table:table-cell office:value-type="string">
            <text:p>forget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4];&quot;} &amp; &quot;)" office:value-type="string" office:string-value="\ipa{jmɯt} &amp; ">
            <text:p>\ipa{jmɯt} &amp; </text:p>
          </table:table-cell>
          <table:table-cell table:formula="of:=CONCATENATE([.B34];&quot; &amp; &quot;)" office:value-type="string" office:string-value="forget &amp; ">
            <text:p>forget &amp; </text:p>
          </table:table-cell>
          <table:table-cell table:formula="of:=CONCATENATE([.C34];&quot; &amp; &quot;)" office:value-type="string" office:string-value="tr  &amp; ">
            <text:p>tr <text:s/>&amp; </text:p>
          </table:table-cell>
          <table:table-cell table:formula="of:=CONCATENATE([.D34];&quot; &amp; &quot;)" office:value-type="string" office:string-value="Y &amp; ">
            <text:p>Y &amp; </text:p>
          </table:table-cell>
          <table:table-cell table:formula="of:=CONCATENATE([.E34];&quot; &amp; &quot;)" office:value-type="string" office:string-value="N &amp; ">
            <text:p>N &amp; </text:p>
          </table:table-cell>
          <table:table-cell table:formula="of:=CONCATENATE([.F34];&quot; &amp; &quot;)" office:value-type="string" office:string-value="N &amp; ">
            <text:p>N &amp; </text:p>
          </table:table-cell>
          <table:table-cell table:formula="of:=CONCATENATE([.G34];&quot; &amp; &quot;)" office:value-type="string" office:string-value="Y &amp; ">
            <text:p>Y &amp; </text:p>
          </table:table-cell>
          <table:table-cell table:formula="of:=CONCATENATE([.H34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ɕɯftaʁ</text:p>
          </table:table-cell>
          <table:table-cell office:value-type="string">
            <text:p>remember</text:p>
          </table:table-cell>
          <table:table-cell office:value-type="string">
            <text:p>tr 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5];&quot;} &amp; &quot;)" office:value-type="string" office:string-value="\ipa{ɕɯftaʁ} &amp; ">
            <text:p>\ipa{ɕɯftaʁ} &amp; </text:p>
          </table:table-cell>
          <table:table-cell table:formula="of:=CONCATENATE([.B35];&quot; &amp; &quot;)" office:value-type="string" office:string-value="remember &amp; ">
            <text:p>remember &amp; </text:p>
          </table:table-cell>
          <table:table-cell table:formula="of:=CONCATENATE([.C35];&quot; &amp; &quot;)" office:value-type="string" office:string-value="tr  &amp; ">
            <text:p>tr <text:s/>&amp; </text:p>
          </table:table-cell>
          <table:table-cell table:formula="of:=CONCATENATE([.D35];&quot; &amp; &quot;)" office:value-type="string" office:string-value="N &amp; ">
            <text:p>N &amp; </text:p>
          </table:table-cell>
          <table:table-cell table:formula="of:=CONCATENATE([.E35];&quot; &amp; &quot;)" office:value-type="string" office:string-value="N &amp; ">
            <text:p>N &amp; </text:p>
          </table:table-cell>
          <table:table-cell table:formula="of:=CONCATENATE([.F35];&quot; &amp; &quot;)" office:value-type="string" office:string-value="N &amp; ">
            <text:p>N &amp; </text:p>
          </table:table-cell>
          <table:table-cell table:formula="of:=CONCATENATE([.G35];&quot; &amp; &quot;)" office:value-type="string" office:string-value="Y &amp; ">
            <text:p>Y &amp; </text:p>
          </table:table-cell>
          <table:table-cell table:formula="of:=CONCATENATE([.H35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tso</text:p>
          </table:table-cell>
          <table:table-cell office:value-type="string">
            <text:p>know, understand</text:p>
          </table:table-cell>
          <table:table-cell office:value-type="string">
            <text:p>semi-tr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6];&quot;} &amp; &quot;)" office:value-type="string" office:string-value="\ipa{tso} &amp; ">
            <text:p>\ipa{tso} &amp; </text:p>
          </table:table-cell>
          <table:table-cell table:formula="of:=CONCATENATE([.B36];&quot; &amp; &quot;)" office:value-type="string" office:string-value="know, understand &amp; ">
            <text:p>know, understand &amp; </text:p>
          </table:table-cell>
          <table:table-cell table:formula="of:=CONCATENATE([.C36];&quot; &amp; &quot;)" office:value-type="string" office:string-value="semi-tr &amp; ">
            <text:p>semi-tr &amp; </text:p>
          </table:table-cell>
          <table:table-cell table:formula="of:=CONCATENATE([.D36];&quot; &amp; &quot;)" office:value-type="string" office:string-value="N &amp; ">
            <text:p>N &amp; </text:p>
          </table:table-cell>
          <table:table-cell table:formula="of:=CONCATENATE([.E36];&quot; &amp; &quot;)" office:value-type="string" office:string-value="N &amp; ">
            <text:p>N &amp; </text:p>
          </table:table-cell>
          <table:table-cell table:formula="of:=CONCATENATE([.F36];&quot; &amp; &quot;)" office:value-type="string" office:string-value="N &amp; ">
            <text:p>N &amp; </text:p>
          </table:table-cell>
          <table:table-cell table:formula="of:=CONCATENATE([.G36];&quot; &amp; &quot;)" office:value-type="string" office:string-value="Y &amp; ">
            <text:p>Y &amp; </text:p>
          </table:table-cell>
          <table:table-cell table:formula="of:=CONCATENATE([.H36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ɯz</text:p>
          </table:table-cell>
          <table:table-cell office:value-type="string">
            <text:p>know</text:p>
          </table:table-cell>
          <table:table-cell office:value-type="string">
            <text:p>tr 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7];&quot;} &amp; &quot;)" office:value-type="string" office:string-value="\ipa{sɯz} &amp; ">
            <text:p>\ipa{sɯz} &amp; </text:p>
          </table:table-cell>
          <table:table-cell table:formula="of:=CONCATENATE([.B37];&quot; &amp; &quot;)" office:value-type="string" office:string-value="know &amp; ">
            <text:p>know &amp; </text:p>
          </table:table-cell>
          <table:table-cell table:formula="of:=CONCATENATE([.C37];&quot; &amp; &quot;)" office:value-type="string" office:string-value="tr  &amp; ">
            <text:p>tr <text:s/>&amp; </text:p>
          </table:table-cell>
          <table:table-cell table:formula="of:=CONCATENATE([.D37];&quot; &amp; &quot;)" office:value-type="string" office:string-value="N &amp; ">
            <text:p>N &amp; </text:p>
          </table:table-cell>
          <table:table-cell table:formula="of:=CONCATENATE([.E37];&quot; &amp; &quot;)" office:value-type="string" office:string-value="N &amp; ">
            <text:p>N &amp; </text:p>
          </table:table-cell>
          <table:table-cell table:formula="of:=CONCATENATE([.F37];&quot; &amp; &quot;)" office:value-type="string" office:string-value="N &amp; ">
            <text:p>N &amp; </text:p>
          </table:table-cell>
          <table:table-cell table:formula="of:=CONCATENATE([.G37];&quot; &amp; &quot;)" office:value-type="string" office:string-value="Y &amp; ">
            <text:p>Y &amp; </text:p>
          </table:table-cell>
          <table:table-cell table:formula="of:=CONCATENATE([.H37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ga</text:p>
          </table:table-cell>
          <table:table-cell office:value-type="string">
            <text:p>like</text:p>
          </table:table-cell>
          <table:table-cell office:value-type="string">
            <text:p>semi-tr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8];&quot;} &amp; &quot;)" office:value-type="string" office:string-value="\ipa{rga} &amp; ">
            <text:p>\ipa{rga} &amp; </text:p>
          </table:table-cell>
          <table:table-cell table:formula="of:=CONCATENATE([.B38];&quot; &amp; &quot;)" office:value-type="string" office:string-value="like &amp; ">
            <text:p>like &amp; </text:p>
          </table:table-cell>
          <table:table-cell table:formula="of:=CONCATENATE([.C38];&quot; &amp; &quot;)" office:value-type="string" office:string-value="semi-tr &amp; ">
            <text:p>semi-tr &amp; </text:p>
          </table:table-cell>
          <table:table-cell table:formula="of:=CONCATENATE([.D38];&quot; &amp; &quot;)" office:value-type="string" office:string-value="Y &amp; ">
            <text:p>Y &amp; </text:p>
          </table:table-cell>
          <table:table-cell table:formula="of:=CONCATENATE([.E38];&quot; &amp; &quot;)" office:value-type="string" office:string-value="N &amp; ">
            <text:p>N &amp; </text:p>
          </table:table-cell>
          <table:table-cell table:formula="of:=CONCATENATE([.F38];&quot; &amp; &quot;)" office:value-type="string" office:string-value="N &amp; ">
            <text:p>N &amp; </text:p>
          </table:table-cell>
          <table:table-cell table:formula="of:=CONCATENATE([.G38];&quot; &amp; &quot;)" office:value-type="string" office:string-value="Y &amp; ">
            <text:p>Y &amp; </text:p>
          </table:table-cell>
          <table:table-cell table:formula="of:=CONCATENATE([.H38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ɣmu</text:p>
          </table:table-cell>
          <table:table-cell office:value-type="string">
            <text:p>fear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39];&quot;} &amp; &quot;)" office:value-type="string" office:string-value="\ipa{nɯɣmu} &amp; ">
            <text:p>\ipa{nɯɣmu} &amp; </text:p>
          </table:table-cell>
          <table:table-cell table:formula="of:=CONCATENATE([.B39];&quot; &amp; &quot;)" office:value-type="string" office:string-value="fear &amp; ">
            <text:p>fear &amp; </text:p>
          </table:table-cell>
          <table:table-cell table:formula="of:=CONCATENATE([.C39];&quot; &amp; &quot;)" office:value-type="string" office:string-value="tr  &amp; ">
            <text:p>tr <text:s/>&amp; </text:p>
          </table:table-cell>
          <table:table-cell table:formula="of:=CONCATENATE([.D39];&quot; &amp; &quot;)" office:value-type="string" office:string-value="Y &amp; ">
            <text:p>Y &amp; </text:p>
          </table:table-cell>
          <table:table-cell table:formula="of:=CONCATENATE([.E39];&quot; &amp; &quot;)" office:value-type="string" office:string-value="N &amp; ">
            <text:p>N &amp; </text:p>
          </table:table-cell>
          <table:table-cell table:formula="of:=CONCATENATE([.F39];&quot; &amp; &quot;)" office:value-type="string" office:string-value="N &amp; ">
            <text:p>N &amp; </text:p>
          </table:table-cell>
          <table:table-cell table:formula="of:=CONCATENATE([.G39];&quot; &amp; &quot;)" office:value-type="string" office:string-value="Y &amp; ">
            <text:p>Y &amp; </text:p>
          </table:table-cell>
          <table:table-cell table:formula="of:=CONCATENATE([.H39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qha</text:p>
          </table:table-cell>
          <table:table-cell office:value-type="string">
            <text:p>hate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40];&quot;} &amp; &quot;)" office:value-type="string" office:string-value="\ipa{qha} &amp; ">
            <text:p>\ipa{qha} &amp; </text:p>
          </table:table-cell>
          <table:table-cell table:formula="of:=CONCATENATE([.B40];&quot; &amp; &quot;)" office:value-type="string" office:string-value="hate &amp; ">
            <text:p>hate &amp; </text:p>
          </table:table-cell>
          <table:table-cell table:formula="of:=CONCATENATE([.C40];&quot; &amp; &quot;)" office:value-type="string" office:string-value="tr  &amp; ">
            <text:p>tr <text:s/>&amp; </text:p>
          </table:table-cell>
          <table:table-cell table:formula="of:=CONCATENATE([.D40];&quot; &amp; &quot;)" office:value-type="string" office:string-value="Y &amp; ">
            <text:p>Y &amp; </text:p>
          </table:table-cell>
          <table:table-cell table:formula="of:=CONCATENATE([.E40];&quot; &amp; &quot;)" office:value-type="string" office:string-value="N &amp; ">
            <text:p>N &amp; </text:p>
          </table:table-cell>
          <table:table-cell table:formula="of:=CONCATENATE([.F40];&quot; &amp; &quot;)" office:value-type="string" office:string-value="N &amp; ">
            <text:p>N &amp; </text:p>
          </table:table-cell>
          <table:table-cell table:formula="of:=CONCATENATE([.G40];&quot; &amp; &quot;)" office:value-type="string" office:string-value="Y &amp; ">
            <text:p>Y &amp; </text:p>
          </table:table-cell>
          <table:table-cell table:formula="of:=CONCATENATE([.H40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ʁmɯɣ</text:p>
          </table:table-cell>
          <table:table-cell office:value-type="string">
            <text:p>intend to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41];&quot;} &amp; &quot;)" office:value-type="string" office:string-value="\ipa{ʁmɯɣ} &amp; ">
            <text:p>\ipa{ʁmɯɣ} &amp; </text:p>
          </table:table-cell>
          <table:table-cell table:formula="of:=CONCATENATE([.B41];&quot; &amp; &quot;)" office:value-type="string" office:string-value="intend to &amp; ">
            <text:p>intend to &amp; </text:p>
          </table:table-cell>
          <table:table-cell table:formula="of:=CONCATENATE([.C41];&quot; &amp; &quot;)" office:value-type="string" office:string-value="tr  &amp; ">
            <text:p>tr <text:s/>&amp; </text:p>
          </table:table-cell>
          <table:table-cell table:formula="of:=CONCATENATE([.D41];&quot; &amp; &quot;)" office:value-type="string" office:string-value="Y &amp; ">
            <text:p>Y &amp; </text:p>
          </table:table-cell>
          <table:table-cell table:formula="of:=CONCATENATE([.E41];&quot; &amp; &quot;)" office:value-type="string" office:string-value="N &amp; ">
            <text:p>N &amp; </text:p>
          </table:table-cell>
          <table:table-cell table:formula="of:=CONCATENATE([.F41];&quot; &amp; &quot;)" office:value-type="string" office:string-value="N &amp; ">
            <text:p>N &amp; </text:p>
          </table:table-cell>
          <table:table-cell table:formula="of:=CONCATENATE([.G41];&quot; &amp; &quot;)" office:value-type="string" office:string-value="Y &amp; ">
            <text:p>Y &amp; </text:p>
          </table:table-cell>
          <table:table-cell table:formula="of:=CONCATENATE([.H41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mga</text:p>
          </table:table-cell>
          <table:table-cell office:value-type="string">
            <text:p>want to obtain</text:p>
          </table:table-cell>
          <table:table-cell office:value-type="string">
            <text:p>tr 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42];&quot;} &amp; &quot;)" office:value-type="string" office:string-value="\ipa{nɯmga} &amp; ">
            <text:p>\ipa{nɯmga} &amp; </text:p>
          </table:table-cell>
          <table:table-cell table:formula="of:=CONCATENATE([.B42];&quot; &amp; &quot;)" office:value-type="string" office:string-value="want to obtain &amp; ">
            <text:p>want to obtain &amp; </text:p>
          </table:table-cell>
          <table:table-cell table:formula="of:=CONCATENATE([.C42];&quot; &amp; &quot;)" office:value-type="string" office:string-value="tr  &amp; ">
            <text:p>tr <text:s/>&amp; </text:p>
          </table:table-cell>
          <table:table-cell table:formula="of:=CONCATENATE([.D42];&quot; &amp; &quot;)" office:value-type="string" office:string-value="Y &amp; ">
            <text:p>Y &amp; </text:p>
          </table:table-cell>
          <table:table-cell table:formula="of:=CONCATENATE([.E42];&quot; &amp; &quot;)" office:value-type="string" office:string-value="N &amp; ">
            <text:p>N &amp; </text:p>
          </table:table-cell>
          <table:table-cell table:formula="of:=CONCATENATE([.F42];&quot; &amp; &quot;)" office:value-type="string" office:string-value="N &amp; ">
            <text:p>N &amp; </text:p>
          </table:table-cell>
          <table:table-cell table:formula="of:=CONCATENATE([.G42];&quot; &amp; &quot;)" office:value-type="string" office:string-value="Y &amp; ">
            <text:p>Y &amp; </text:p>
          </table:table-cell>
          <table:table-cell table:formula="of:=CONCATENATE([.H42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ɯ-sɯm ɕe</text:p>
          </table:table-cell>
          <table:table-cell office:value-type="string">
            <text:p>want</text:p>
          </table:table-cell>
          <table:table-cell office:value-type="string">
            <text:p>collo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43];&quot;} &amp; &quot;)" office:value-type="string" office:string-value="\ipa{ɯ-sɯm ɕe} &amp; ">
            <text:p>\ipa{ɯ-sɯm ɕe} &amp; </text:p>
          </table:table-cell>
          <table:table-cell table:formula="of:=CONCATENATE([.B43];&quot; &amp; &quot;)" office:value-type="string" office:string-value="want &amp; ">
            <text:p>want &amp; </text:p>
          </table:table-cell>
          <table:table-cell table:formula="of:=CONCATENATE([.C43];&quot; &amp; &quot;)" office:value-type="string" office:string-value="colloc &amp; ">
            <text:p>colloc &amp; </text:p>
          </table:table-cell>
          <table:table-cell table:formula="of:=CONCATENATE([.D43];&quot; &amp; &quot;)" office:value-type="string" office:string-value="Y &amp; ">
            <text:p>Y &amp; </text:p>
          </table:table-cell>
          <table:table-cell table:formula="of:=CONCATENATE([.E43];&quot; &amp; &quot;)" office:value-type="string" office:string-value="N &amp; ">
            <text:p>N &amp; </text:p>
          </table:table-cell>
          <table:table-cell table:formula="of:=CONCATENATE([.F43];&quot; &amp; &quot;)" office:value-type="string" office:string-value="N &amp; ">
            <text:p>N &amp; </text:p>
          </table:table-cell>
          <table:table-cell table:formula="of:=CONCATENATE([.G43];&quot; &amp; &quot;)" office:value-type="string" office:string-value="Y &amp; ">
            <text:p>Y &amp; </text:p>
          </table:table-cell>
          <table:table-cell table:formula="of:=CONCATENATE([.H43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ɯ-ʁjiz ɣi</text:p>
          </table:table-cell>
          <table:table-cell office:value-type="string">
            <text:p>wish</text:p>
          </table:table-cell>
          <table:table-cell office:value-type="string">
            <text:p>colloc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44];&quot;} &amp; &quot;)" office:value-type="string" office:string-value="\ipa{ɯ-ʁjiz ɣi} &amp; ">
            <text:p>\ipa{ɯ-ʁjiz ɣi} &amp; </text:p>
          </table:table-cell>
          <table:table-cell table:formula="of:=CONCATENATE([.B44];&quot; &amp; &quot;)" office:value-type="string" office:string-value="wish &amp; ">
            <text:p>wish &amp; </text:p>
          </table:table-cell>
          <table:table-cell table:formula="of:=CONCATENATE([.C44];&quot; &amp; &quot;)" office:value-type="string" office:string-value="colloc &amp; ">
            <text:p>colloc &amp; </text:p>
          </table:table-cell>
          <table:table-cell table:formula="of:=CONCATENATE([.D44];&quot; &amp; &quot;)" office:value-type="string" office:string-value="Y &amp; ">
            <text:p>Y &amp; </text:p>
          </table:table-cell>
          <table:table-cell table:formula="of:=CONCATENATE([.E44];&quot; &amp; &quot;)" office:value-type="string" office:string-value="N &amp; ">
            <text:p>N &amp; </text:p>
          </table:table-cell>
          <table:table-cell table:formula="of:=CONCATENATE([.F44];&quot; &amp; &quot;)" office:value-type="string" office:string-value="N &amp; ">
            <text:p>N &amp; </text:p>
          </table:table-cell>
          <table:table-cell table:formula="of:=CONCATENATE([.G44];&quot; &amp; &quot;)" office:value-type="string" office:string-value="Y &amp; ">
            <text:p>Y &amp; </text:p>
          </table:table-cell>
          <table:table-cell table:formula="of:=CONCATENATE([.H44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mgro</text:p>
          </table:table-cell>
          <table:table-cell office:value-type="string">
            <text:p>hope, look forward to</text:p>
          </table:table-cell>
          <table:table-cell office:value-type="string">
            <text:p>tr 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45];&quot;} &amp; &quot;)" office:value-type="string" office:string-value="\ipa{nɯmgro} &amp; ">
            <text:p>\ipa{nɯmgro} &amp; </text:p>
          </table:table-cell>
          <table:table-cell table:formula="of:=CONCATENATE([.B45];&quot; &amp; &quot;)" office:value-type="string" office:string-value="hope, look forward to &amp; ">
            <text:p>hope, look forward to &amp; </text:p>
          </table:table-cell>
          <table:table-cell table:formula="of:=CONCATENATE([.C45];&quot; &amp; &quot;)" office:value-type="string" office:string-value="tr  &amp; ">
            <text:p>tr <text:s/>&amp; </text:p>
          </table:table-cell>
          <table:table-cell table:formula="of:=CONCATENATE([.D45];&quot; &amp; &quot;)" office:value-type="string" office:string-value="N &amp; ">
            <text:p>N &amp; </text:p>
          </table:table-cell>
          <table:table-cell table:formula="of:=CONCATENATE([.E45];&quot; &amp; &quot;)" office:value-type="string" office:string-value="N &amp; ">
            <text:p>N &amp; </text:p>
          </table:table-cell>
          <table:table-cell table:formula="of:=CONCATENATE([.F45];&quot; &amp; &quot;)" office:value-type="string" office:string-value="N &amp; ">
            <text:p>N &amp; </text:p>
          </table:table-cell>
          <table:table-cell table:formula="of:=CONCATENATE([.G45];&quot; &amp; &quot;)" office:value-type="string" office:string-value="Y &amp; ">
            <text:p>Y &amp; </text:p>
          </table:table-cell>
          <table:table-cell table:formula="of:=CONCATENATE([.H45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sɯmʁɲiz</text:p>
          </table:table-cell>
          <table:table-cell office:value-type="string">
            <text:p>hesitate</text:p>
          </table:table-cell>
          <table:table-cell office:value-type="string">
            <text:p>it</text:p>
          </table:table-cell>
          <table:table-cell table:number-columns-repeated="4" office:value-type="string">
            <text:p>N</text:p>
          </table:table-cell>
          <table:table-cell office:value-type="string">
            <text:p>coord</text:p>
          </table:table-cell>
          <table:table-cell table:formula="of:=CONCATENATE(&quot;\ipa{&quot;;[.A46];&quot;} &amp; &quot;)" office:value-type="string" office:string-value="\ipa{nɯsɯmʁɲiz} &amp; ">
            <text:p>\ipa{nɯsɯmʁɲiz} &amp; </text:p>
          </table:table-cell>
          <table:table-cell table:formula="of:=CONCATENATE([.B46];&quot; &amp; &quot;)" office:value-type="string" office:string-value="hesitate &amp; ">
            <text:p>hesitate &amp; </text:p>
          </table:table-cell>
          <table:table-cell table:formula="of:=CONCATENATE([.C46];&quot; &amp; &quot;)" office:value-type="string" office:string-value="it &amp; ">
            <text:p>it &amp; </text:p>
          </table:table-cell>
          <table:table-cell table:formula="of:=CONCATENATE([.D46];&quot; &amp; &quot;)" office:value-type="string" office:string-value="N &amp; ">
            <text:p>N &amp; </text:p>
          </table:table-cell>
          <table:table-cell table:formula="of:=CONCATENATE([.E46];&quot; &amp; &quot;)" office:value-type="string" office:string-value="N &amp; ">
            <text:p>N &amp; </text:p>
          </table:table-cell>
          <table:table-cell table:formula="of:=CONCATENATE([.F46];&quot; &amp; &quot;)" office:value-type="string" office:string-value="N &amp; ">
            <text:p>N &amp; </text:p>
          </table:table-cell>
          <table:table-cell table:formula="of:=CONCATENATE([.G46];&quot; &amp; &quot;)" office:value-type="string" office:string-value="N &amp; ">
            <text:p>N &amp; </text:p>
          </table:table-cell>
          <table:table-cell table:formula="of:=CONCATENATE([.H46];&quot; &amp; &quot;)" office:value-type="string" office:string-value="coord &amp; ">
            <text:p>coord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sɯmŋɤn</text:p>
          </table:table-cell>
          <table:table-cell office:value-type="string">
            <text:p>suspect</text:p>
          </table:table-cell>
          <table:table-cell office:value-type="string">
            <text:p>it</text:p>
          </table:table-cell>
          <table:table-cell table:number-columns-repeated="4" office:value-type="string">
            <text:p>N</text:p>
          </table:table-cell>
          <table:table-cell office:value-type="string">
            <text:p>coord</text:p>
          </table:table-cell>
          <table:table-cell table:formula="of:=CONCATENATE(&quot;\ipa{&quot;;[.A47];&quot;} &amp; &quot;)" office:value-type="string" office:string-value="\ipa{nɯsɯmŋɤn} &amp; ">
            <text:p>\ipa{nɯsɯmŋɤn} &amp; </text:p>
          </table:table-cell>
          <table:table-cell table:formula="of:=CONCATENATE([.B47];&quot; &amp; &quot;)" office:value-type="string" office:string-value="suspect &amp; ">
            <text:p>suspect &amp; </text:p>
          </table:table-cell>
          <table:table-cell table:formula="of:=CONCATENATE([.C47];&quot; &amp; &quot;)" office:value-type="string" office:string-value="it &amp; ">
            <text:p>it &amp; </text:p>
          </table:table-cell>
          <table:table-cell table:formula="of:=CONCATENATE([.D47];&quot; &amp; &quot;)" office:value-type="string" office:string-value="N &amp; ">
            <text:p>N &amp; </text:p>
          </table:table-cell>
          <table:table-cell table:formula="of:=CONCATENATE([.E47];&quot; &amp; &quot;)" office:value-type="string" office:string-value="N &amp; ">
            <text:p>N &amp; </text:p>
          </table:table-cell>
          <table:table-cell table:formula="of:=CONCATENATE([.F47];&quot; &amp; &quot;)" office:value-type="string" office:string-value="N &amp; ">
            <text:p>N &amp; </text:p>
          </table:table-cell>
          <table:table-cell table:formula="of:=CONCATENATE([.G47];&quot; &amp; &quot;)" office:value-type="string" office:string-value="N &amp; ">
            <text:p>N &amp; </text:p>
          </table:table-cell>
          <table:table-cell table:formula="of:=CONCATENATE([.H47];&quot; &amp; &quot;)" office:value-type="string" office:string-value="coord &amp; ">
            <text:p>coord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ʁlɯmbɯɣ</text:p>
          </table:table-cell>
          <table:table-cell office:value-type="string">
            <text:p>estimate</text:p>
          </table:table-cell>
          <table:table-cell office:value-type="string">
            <text:p>it</text:p>
          </table:table-cell>
          <table:table-cell table:number-columns-repeated="4" office:value-type="string">
            <text:p>N</text:p>
          </table:table-cell>
          <table:table-cell office:value-type="string">
            <text:p>coord</text:p>
          </table:table-cell>
          <table:table-cell table:formula="of:=CONCATENATE(&quot;\ipa{&quot;;[.A48];&quot;} &amp; &quot;)" office:value-type="string" office:string-value="\ipa{nɯʁlɯmbɯɣ} &amp; ">
            <text:p>\ipa{nɯʁlɯmbɯɣ} &amp; </text:p>
          </table:table-cell>
          <table:table-cell table:formula="of:=CONCATENATE([.B48];&quot; &amp; &quot;)" office:value-type="string" office:string-value="estimate &amp; ">
            <text:p>estimate &amp; </text:p>
          </table:table-cell>
          <table:table-cell table:formula="of:=CONCATENATE([.C48];&quot; &amp; &quot;)" office:value-type="string" office:string-value="it &amp; ">
            <text:p>it &amp; </text:p>
          </table:table-cell>
          <table:table-cell table:formula="of:=CONCATENATE([.D48];&quot; &amp; &quot;)" office:value-type="string" office:string-value="N &amp; ">
            <text:p>N &amp; </text:p>
          </table:table-cell>
          <table:table-cell table:formula="of:=CONCATENATE([.E48];&quot; &amp; &quot;)" office:value-type="string" office:string-value="N &amp; ">
            <text:p>N &amp; </text:p>
          </table:table-cell>
          <table:table-cell table:formula="of:=CONCATENATE([.F48];&quot; &amp; &quot;)" office:value-type="string" office:string-value="N &amp; ">
            <text:p>N &amp; </text:p>
          </table:table-cell>
          <table:table-cell table:formula="of:=CONCATENATE([.G48];&quot; &amp; &quot;)" office:value-type="string" office:string-value="N &amp; ">
            <text:p>N &amp; </text:p>
          </table:table-cell>
          <table:table-cell table:formula="of:=CONCATENATE([.H48];&quot; &amp; &quot;)" office:value-type="string" office:string-value="coord &amp; ">
            <text:p>coord &amp; </text:p>
          </table:table-cell>
          <table:table-cell office:value-type="string">
            <text:p>\\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6"/>
          <table:table-cell table:formula="of:=118/487*28" office:value-type="float" office:value="6.78439425051335">
            <text:p>6,78</text:p>
          </table:table-cell>
          <table:table-cell table:number-columns-repeated="10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/05/2016</text:date>, <text:time>14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5-25T14:52:25.29</dc:date>
    <meta:editing-duration>PT11H54M17S</meta:editing-duration>
    <meta:editing-cycles>95</meta:editing-cycles>
    <meta:generator>OpenOffice.org/3.0$Win32 OpenOffice.org_project/300m15$Build-9379</meta:generator>
    <meta:document-statistic meta:table-count="3" meta:cell-count="1142" meta:object-count="0"/>
    <meta:user-defined meta:name="Info 1"/>
    <meta:user-defined meta:name="Info 2"/>
    <meta:user-defined meta:name="Info 3"/>
    <meta:user-defined meta:name="Info 4"/>
  </office:meta>
</office:document-meta>
</file>